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_3c_Pagedetitre_5f_adbib_3e_">LES<text:line-break/><text:span text:style-name="T1">SUBTILES</text:span><text:line-break/>ET FACETIEUSES<text:line-break/>RENCONTRES DE I.B.<text:line-break/>Disciple du genereux<text:line-break/>Verboquet, par luy pra-<text:line-break/>ctiquées pendant son<text:line-break/>son voyage, tant par mer,<text:line-break/>que par terre.<text:line-break/><text:line-break/><text:line-break/><text:span text:style-name="T2">Le tout au contentement des plus<text:line-break/>Melancoliques.<text:line-break/><text:line-break/>A LYON,<text:line-break/><text:line-break/>M. DC. XXXX</text:span></text:p>
      <text:p text:style-name="_3c_Pagedetitre_5f_adbib_3e_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_3c_Pagedetitre_5f_adbib_3e_" style:display-name="&lt;Pagedetitre_adbib&gt;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anne Bineau</meta:initial-creator>
    <meta:creation-date>2019-05-24T10:40:55.44</meta:creation-date>
    <dc:date>2019-05-24T12:08:22.58</dc:date>
    <dc:creator>Jeanne Bineau</dc:creator>
    <meta:editing-duration>PT1H4M39S</meta:editing-duration>
    <meta:editing-cycles>2</meta:editing-cycles>
    <meta:generator>OpenOffice/4.1.6$Win32 OpenOffice.org_project/416m1$Build-9790</meta:generator>
    <meta:document-statistic meta:table-count="0" meta:image-count="0" meta:object-count="0" meta:page-count="1" meta:paragraph-count="1" meta:word-count="37" meta:character-count="225"/>
  </office:meta>
</office:document-meta>
</file>